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7pt" style:font-size-asian="17pt" style:font-size-complex="17pt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7pt" style:font-size-asian="17pt" style:font-size-complex="17pt"/>
    </style:style>
    <style:style style:name="T4" style:family="text">
      <style:text-properties fo:font-size="17pt" fo:font-weight="bold" style:font-size-asian="17pt" style:font-weight-asian="bold" style:font-size-complex="17pt" style:font-weight-complex="bold"/>
    </style:style>
    <style:style style:name="T5" style:family="text">
      <style:text-properties fo:font-family="Arial" style:font-family-generic="roman" style:font-pitch="variable" fo:font-size="17pt" style:font-family-asian="Arial" style:font-family-generic-asian="roman" style:font-pitch-asian="variable" style:font-size-asian="17pt" style:font-family-complex="Arial" style:font-family-generic-complex="roman" style:font-pitch-complex="variable" style:font-size-complex="17pt"/>
    </style:style>
    <style:style style:name="T6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912cm" svg:x="1.217cm" svg:y="7.366cm" presentation:class="title" presentation:user-transformed="true">
          <draw:text-box>
            <text:p><text:span text:style-name="T1">New flavors of pg_top</text:span><text:line-break/><text:span text:style-name="T2">Michael Paquier</text:span><text:span text:style-name="T2"><text:line-break/></text:span><text:span text:style-name="T2">pgunconf#2 @ Tokyo</text:span><text:span text:style-name="T2"><text:line-break/></text:span><text:span text:style-name="T2">2013/07/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lectur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chael Paquier</text:p>
              </text:list-item>
              <text:list-item>
                <text:p>Working at VMware on PostgreSQL</text:p>
              </text:list-item>
              <text:list-item>
                <text:p>Contact</text:p>
                <text:list>
                  <text:list-item>
                    <text:p>Twitter @michaelpq</text:p>
                  </text:list-item>
                  <text:list-item>
                    <text:p>Mail michael.paquier@gmail.c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bout pg_to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quivalent of top command for Postgres</text:p>
                <text:list>
                  <text:list-item>
                    <text:p>backend process information (state...)</text:p>
                  </text:list-item>
                  <text:list-item>
                    <text:p>memory, CPU, swap info</text:p>
                  </text:list-item>
                </text:list>
              </text:list-item>
              <text:list-item>
                <text:p>Code:</text:p>
                <text:list>
                  <text:list-item>
                    <text:p>Main repo <text:a xlink:href="http://git.postgresql.org/git/pg_top.git" xlink:type="simple">http://git.postgresql.org/git/pg_top.git</text:a></text:p>
                  </text:list-item>
                  <text:list-item>
                    <text:p>Github: <text:a xlink:href="https://github.com/markwkm/pg_top.git" xlink:type="simple">https://github.com/markwkm/pg_top.git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st shape</text:p>
          </draw:text-box>
        </draw:frame>
        <draw:frame presentation:style-name="pr4" draw:layer="layout" svg:width="25.199cm" svg:height="1.69cm" svg:x="1.4cm" svg:y="4.914cm" presentation:class="outline" presentation:user-transformed="true">
          <draw:text-box>
            <text:list text:style-name="L2">
              <text:list-item>
                <text:p>Default output</text:p>
              </text:list-item>
            </text:list>
          </draw:text-box>
        </draw:frame>
        <draw:custom-shape draw:style-name="gr2" draw:text-style-name="P2" draw:layer="layout" svg:width="26.162cm" svg:height="6.601cm" draw:transform="skewX (0.000174532925199433) translate (1.016cm 6.609cm)">
          <text:p text:style-name="P1"><text:span text:style-name="T3">last pid: <text:s text:c="2"/>596; <text:s/>load avg: <text:s/>0.07, <text:s/>0.02, <text:s/>0.01; <text:s text:c="6"/>up 0+00:28:32 <text:s text:c="2"/>09:22:56</text:span></text:p>
          <text:p text:style-name="P1"><text:span text:style-name="T3">1 processes: 1 sleeping</text:span></text:p>
          <text:p text:style-name="P1"><text:span text:style-name="T3">CPU states: <text:s/>0.7% user, <text:s/>0.0% nice, <text:s/>0.5% system, 98.8% idle, <text:s/>0.0% iowait</text:span></text:p>
          <text:p text:style-name="P1"><text:span text:style-name="T3">Memory: 349M used, 15G free, 18M buffers, 158M cached</text:span></text:p>
          <text:p text:style-name="P1"><text:span text:style-name="T3">Swap: 100M free</text:span></text:p>
          <text:p text:style-name="P1"><text:span text:style-name="T3"/></text:p>
          <text:p text:style-name="P1"><text:span text:style-name="T3"><text:s text:c="2"/></text:span><text:span text:style-name="T3">PID USERNAME PRI NICE <text:s/>SIZE <text:s text:c="2"/>RES STATE <text:s text:c="2"/>TIME <text:s text:c="2"/>WCPU <text:s text:c="3"/>CPU COMMAND</text:span></text:p>
          <text:p text:style-name="P1"><text:span text:style-name="T3"><text:s text:c="2"/></text:span><text:span text:style-name="T3">715 ioltas <text:s text:c="3"/>20 <text:s text:c="3"/>0 <text:s/>172M <text:s text:c="2"/>82M run <text:s text:c="4"/>0:06 10.36% 73.63% postgres: ioltas ioltas [local] INSERT</text:span></text:p>
          <text:p text:style-name="P1"><text:span text:style-name="T3"><text:s text:c="2"/></text:span><text:span text:style-name="T3">743 ioltas <text:s text:c="3"/>20 <text:s text:c="3"/>0 <text:s/>172M 5416K sleep <text:s text:c="2"/>0:00 <text:s/>0.00% <text:s/>0.00% postgres: ioltas ioltas [local] idl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ew thin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of long options</text:p>
              </text:list-item>
              <text:list-item>
                <text:p>Readable --help message</text:p>
              </text:list-item>
              <text:list-item>
                <text:p>New system information</text:p>
                <text:list>
                  <text:list-item>
                    <text:p>Database TPS</text:p>
                  </text:list-item>
                  <text:list-item>
                    <text:p>Database I/O</text:p>
                  </text:list-item>
                  <text:list-item>
                    <text:p>Database dis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ew shape</text:p>
          </draw:text-box>
        </draw:frame>
        <draw:frame presentation:style-name="pr4" draw:layer="layout" svg:width="25.199cm" svg:height="1.944cm" svg:x="1.4cm" svg:y="4.914cm" presentation:class="outline" presentation:user-transformed="true">
          <draw:text-box>
            <text:list text:style-name="L2">
              <text:list-item>
                <text:p>And here is now how it is...</text:p>
              </text:list-item>
            </text:list>
          </draw:text-box>
        </draw:frame>
        <draw:custom-shape draw:style-name="gr2" draw:text-style-name="P2" draw:layer="layout" svg:width="26.162cm" svg:height="8.888cm" draw:transform="skewX (0.000174532925199433) translate (1.016cm 6.861cm)">
          <text:p text:style-name="P1"><text:span text:style-name="T3">last pid: <text:s text:c="2"/>596; <text:s/>load avg: <text:s/>0.07, <text:s/>0.02, <text:s/>0.01; <text:s text:c="6"/>up 0+00:28:32 <text:s text:c="2"/>09:22:56</text:span></text:p>
          <text:p text:style-name="P1"><text:span text:style-name="T3">1 processes: 1 sleeping</text:span></text:p>
          <text:p text:style-name="P1"><text:span text:style-name="T3">CPU states: <text:s/>0.7% user, <text:s/>0.0% nice, <text:s/>0.5% system, 98.8% idle, <text:s/>0.0% iowait</text:span></text:p>
          <text:p text:style-name="P1"><text:span text:style-name="T3">Memory: 349M used, 15G free, 18M buffers, 158M cached</text:span></text:p>
          <text:p text:style-name="P1"><text:span text:style-name="T4">DB activity: <text:s text:c="2"/>6 tps, <text:s/>0 rollbs/s, <text:s text:c="2"/>6 buffer r/s, 97 hit%, <text:s text:c="3"/>144 row r/s, <text:s text:c="3"/>0 row w/s </text:span></text:p>
          <text:p text:style-name="P1"><text:span text:style-name="T4">DB I/O: <text:s text:c="4"/>0 reads/s, <text:s text:c="4"/>0 KB/s, <text:s text:c="4"/>1 writes/s, <text:s text:c="3"/>11 KB/s <text:s/></text:span></text:p>
          <text:p text:style-name="P1"><text:span text:style-name="T4">DB disk: 48.6 GB total, 13.4 GB free (72% used)</text:span></text:p>
          <text:p text:style-name="P1"><text:span text:style-name="T3">Swap: 100M free</text:span></text:p>
          <text:p text:style-name="P1"><text:span text:style-name="T3"/></text:p>
          <text:p><text:span text:style-name="T5"><text:s text:c="2"/></text:span><text:span text:style-name="T5">PID USERNAME PRI NICE <text:s/>SIZE <text:s text:c="2"/>RES STATE <text:s text:c="2"/>TIME <text:s text:c="2"/>WCPU <text:s text:c="3"/>CPU COMMAND</text:span></text:p>
          <text:p><text:span text:style-name="T5"><text:s text:c="2"/></text:span><text:span text:style-name="T5">715 ioltas <text:s text:c="3"/>20 <text:s text:c="3"/>0 <text:s/>172M <text:s text:c="2"/>82M run <text:s text:c="4"/>0:06 10.36% 73.63% postgres: ioltas ioltas [local] INSERT</text:span></text:p>
          <text:p><text:span text:style-name="T5"><text:s text:c="2"/></text:span><text:span text:style-name="T5">743 ioltas <text:s text:c="3"/>20 <text:s text:c="3"/>0 <text:s/>172M 5416K sleep <text:s text:c="2"/>0:00 <text:s/>0.00% <text:s/>0.00% postgres: ioltas ioltas [local] idl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draw:frame presentation:style-name="pr5" draw:text-style-name="P5" draw:layer="layout" svg:width="25.199cm" svg:height="16.255cm" svg:x="1.4cm" svg:y="0.837cm" presentation:class="subtitle">
          <draw:text-box>
            <text:list text:style-name="L1">
              <text:list-header>
                <text:p text:style-name="P4"><text:span text:style-name="T6">Thanks for your attention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cccccc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2013/07/13, Tokyo</text:span><text:span text:style-name="MT1"><text:line-break/></text:span><text:span text:style-name="MT1">Michael Paquier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New flavors of pg_top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text:span text:style-name="MT1">/</text:span><text:span text:style-name="MT1"><text:page-count>7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1T09:00:23</meta:creation-date>
    <dc:date>2013-07-11T15:51:32</dc:date>
    <meta:editing-duration>PT21M38S</meta:editing-duration>
    <meta:editing-cycles>3</meta:editing-cycles>
    <meta:generator>LibreOffice/4.0.4.2$MacOSX_x86 LibreOffice_project/9e9821abd0ffdbc09cd8c52eaa574fa09eb08f2</meta:generator>
    <meta:document-statistic meta:object-count="49"/>
  </office:meta>
</office:document-meta>
</file>